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Lucida Sans1" svg:font-family="'Lucida Sans'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style:paragraph-properties fo:margin-top="0cm" fo:margin-bottom="0cm" fo:line-height="138%" style:writing-mode="lr-tb"/>
    </style:style>
    <style:style style:name="P3" style:family="paragraph" style:parent-style-name="Text_20_body" style:list-style-name="L1">
      <style:paragraph-properties fo:margin-top="0cm" fo:margin-bottom="0cm" fo:line-height="138%" style:writing-mode="lr-tb"/>
      <style:text-properties fo:language="el" fo:country="GR"/>
    </style:style>
    <style:style style:name="P4" style:family="paragraph" style:parent-style-name="Text_20_body" style:list-style-name="L1">
      <style:paragraph-properties fo:margin-top="0cm" fo:margin-bottom="0cm" fo:line-height="138%" style:writing-mode="lr-tb"/>
      <style:text-properties fo:language="el" fo:country="GR" style:text-underline-style="none"/>
    </style:style>
    <style:style style:name="P5" style:family="paragraph" style:parent-style-name="Text_20_body" style:list-style-name="L1">
      <style:paragraph-properties fo:margin-top="0cm" fo:margin-bottom="0cm" fo:line-height="138%" style:writing-mode="lr-tb"/>
      <style:text-properties style:font-name="Arial" fo:font-size="11pt" fo:language="el" fo:country="GR" style:font-size-asian="11pt" style:font-size-complex="11pt"/>
    </style:style>
    <style:style style:name="T1" style:family="text">
      <style:text-properties fo:font-variant="normal" fo:text-transform="none" fo:color="#1155cc" style:text-line-through-style="none" style:font-name="Arial1" fo:font-size="11pt" fo:font-style="normal" style:text-underline-style="solid" style:text-underline-width="auto" style:text-underline-color="font-color" fo:font-weight="normal" style:text-blinking="false" fo:background-color="transparent"/>
    </style:style>
    <style:style style:name="T2" style:family="text">
      <style:text-properties fo:font-variant="normal" fo:text-transform="none" fo:color="#1155cc" style:text-line-through-style="none" style:font-name="Arial1" fo:font-size="11pt" fo:font-style="normal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1pt" fo:font-style="normal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1" fo:font-size="11pt" fo:language="el" fo:country="GR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1" fo:font-size="11pt" fo:language="en" fo:country="US" fo:font-style="normal" style:text-underline-style="none" fo:font-weight="normal" style:text-blinking="false" fo:background-color="transparent"/>
    </style:style>
    <style:style style:name="T7" style:family="text">
      <style:text-properties fo:font-weight="normal"/>
    </style:style>
    <style:style style:name="T8" style:family="text">
      <style:text-properties fo:language="el" fo:country="GR"/>
    </style:style>
    <style:style style:name="T9" style:family="text">
      <style:text-properties fo:language="en" fo:country="US"/>
    </style:style>
    <text:list-style style:name="L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26877313817576271" text:style-name="L1">
        <text:list-item>
          <text:p text:style-name="P1">Περιγραφή Android https://developer.android.com/about/index.html</text:p>
        </text:list-item>
        <text:list-item>
          <text:p text:style-name="P1"><text:bookmark text:name="docs-internal-guid-85f13442-a86a-a422-cadd-521fc7376f06"/>Πρώτη έκδοση Android :https://android-developers.googleblog.com/2008/09/announcing-android-10-sdk-release-1.html</text:p>
        </text:list-item>
        <text:list-item>
          <text:p text:style-name="P1">Ιστορική αναδρομή του Android https://www.phonearena.com/news/Googles-Android-OS-Past-Present-and-Future_id21273</text:p>
        </text:list-item>
        <text:list-item>
          <text:p text:style-name="P1">Εξαγορά του Android Inc. από την Google https://web.archive.org/web/20110205190729/http://www.businessweek.com/technology/content/aug2005/tc20050817_0949_tc024.htm</text:p>
        </text:list-item>
        <text:list-item>
          <text:p text:style-name="P1">Υποστήριξη Kotlin στο Android https://www.theverge.com/2017/5/17/15654988/google-jet-brains-kotlin-programming-language-android-development-io-2017</text:p>
        </text:list-item>
        <text:list-item>
          <text:p text:style-name="P2"><text:span text:style-name="T3">Εξαγορά firebase Inc από την Google </text:span><text:a xlink:type="simple" xlink:href="https://firebase.googleblog.com/2014/10/firebase-is-joining-google.html" text:style-name="Internet_20_link" text:visited-style-name="Visited_20_Internet_20_Link"><text:span text:style-name="T1">https://firebase.googleblog.com/2014/10/firebase-is-joining-google.html</text:span></text:a></text:p>
        </text:list-item>
        <text:list-item>
          <text:p text:style-name="P2"><text:span text:style-name="T5">Π</text:span><text:span text:style-name="T3">ληροφορίες για το Firebase </text:span><text:a xlink:type="simple" xlink:href="https://howtofirebase.com/what-is-firebase-fcb8614ba442" text:style-name="Internet_20_link" text:visited-style-name="Visited_20_Internet_20_Link"><text:span text:style-name="T1">https://howtofirebase.com/what-is-firebase-fcb8614ba442</text:span></text:a></text:p>
        </text:list-item>
        <text:list-item>
          <text:p text:style-name="P2"><text:span text:style-name="T3">Εισαγωγικά στοιχεία για το Firebase </text:span><text:a xlink:type="simple" xlink:href="https://firebase.googleblog.com/2012/04/developers-meet-firebase.html" text:style-name="Internet_20_link" text:visited-style-name="Visited_20_Internet_20_Link"><text:span text:style-name="T1">https://firebase.googleblog.com/2012/04/developers-meet-firebase.html</text:span></text:a></text:p>
        </text:list-item>
        <text:list-item>
          <text:p text:style-name="P1">Ανακοίνωση πρωτότυπης συσκευής για το Android https://www.pcworld.com/article/254539/original_android_prototype_revealed_during_google_oracle_trial.html</text:p>
        </text:list-item>
        <text:list-item>
          <text:p text:style-name="P2"><text:span text:style-name="T3">Android open source </text:span><text:a xlink:type="simple" xlink:href="https://source.android.com/" text:style-name="Internet_20_link" text:visited-style-name="Visited_20_Internet_20_Link"><text:span text:style-name="T1">https://source.android.com/</text:span></text:a></text:p>
        </text:list-item>
        <text:list-item>
          <text:p text:style-name="P2"><text:span text:style-name="T3">Android Studio εισαγωγικά </text:span><text:a xlink:type="simple" xlink:href="https://developer.android.com/studio/features.html" text:style-name="Internet_20_link" text:visited-style-name="Visited_20_Internet_20_Link"><text:span text:style-name="T1">https://developer.android.com/studio/features.html</text:span></text:a></text:p>
        </text:list-item>
        <text:list-item>
          <text:p text:style-name="P1">Το Android ξεπέρασε τους 2 δις χρήστες https://venturebeat.com/2017/05/17/android-passes-2-billion-monthly-active-devices/</text:p>
        </text:list-item>
        <text:list-item>
          <text:p text:style-name="P1">Επεξεργαστές και αρχιτεκτονική https://developer.android.com/ndk/guides/arch.html</text:p>
        </text:list-item>
        <text:list-item>
          <text:p text:style-name="P1">Πληροφορίες για ABI https://developer.android.com/ndk/guides/abis.html</text:p>
        </text:list-item>
        <text:list-item>
          <text:p text:style-name="P1">Remix OS http://www.jide.com/remixos-for-pc</text:p>
        </text:list-item>
        <text:list-item>
          <text:p text:style-name="P1">Μέσα που υποστηρίζει το Android https://developer.android.com/guide/topics/media/media-formats.html#audio-formats</text:p>
        </text:list-item>
        <text:list-item>
          <text:p text:style-name="P1">Multitouch στο Android <text:a xlink:type="simple" xlink:href="https://www.engadget.com/2010/02/02/nexus-one-gets-a-software-update-enables-multitouch/" text:style-name="Internet_20_link" text:visited-style-name="Visited_20_Internet_20_Link">https://www.engadget.com/2010/02/02/nexus-one-gets-a-software-update-enables-multitouch/</text:a></text:p>
        </text:list-item>
        <text:list-item>
          <text:p text:style-name="P1">Apple <text:span text:style-name="T9">multitouch </text:span><text:span text:style-name="T8">2007 </text:span>https://www.cnet.com/news/report-apple-nixed-androids-multitouch/</text:p>
        </text:list-item>
        <text:list-item>
          <text:p text:style-name="P1">Google Maps API και χρήση τοποθεσίας https://developer.android.com/guide/topics/location/index.html</text:p>
        </text:list-item>
        <text:list-item>
          <text:p text:style-name="P1">Animation και Γραφικά στο Android https://developer.android.com/guide/topics/graphics/overview.html</text:p>
        </text:list-item>
        <text:list-item>
          <text:p text:style-name="P1">Animation στο Android https://developer.android.com/guide/topics/graphics/view-animation.html</text:p>
        </text:list-item>
        <text:list-item>
          <text:p text:style-name="P1">Android Security Ανακοίνωση http://googlemobile.blogspot.gr/2012/02/android-and-<text:soft-page-break/>security.html</text:p>
        </text:list-item>
        <text:list-item>
          <text:p text:style-name="P1">Έρευνα F-Secure για μολυσμένες εφαρμογές στο Play Store https://www.phonearena.com/news/Android-malware-perspective-only-0.5-comes-from-the-Play-Store_id36696</text:p>
        </text:list-item>
        <text:list-item>
          <text:p text:style-name="P2"><text:span text:style-name="T3">Malware στο Android το 2012 </text:span><text:a xlink:type="simple" xlink:href="http://www.zdnet.com/article/android-malware-numbers-explode-to-25000-in-june-2012/" text:style-name="Internet_20_link" text:visited-style-name="Visited_20_Internet_20_Link"><text:span text:style-name="T1">http://www.zdnet.com/article/android-malware-numbers-explode-to-25000-in-june-2012/</text:span></text:a></text:p>
        </text:list-item>
        <text:list-item>
          <text:p text:style-name="P2"><text:span text:style-name="T3">Sideloading Εφαρμογές </text:span><text:a xlink:type="simple" xlink:href="https://phandroid.com/2013/07/20/android-101-sideloading-apps/" text:style-name="Internet_20_link" text:visited-style-name="Visited_20_Internet_20_Link"><text:span text:style-name="T1">https://phandroid.com/2013/07/20/android-101-sideloading-</text:span></text:a><text:a xlink:type="simple" xlink:href="https://phandroid.com/2013/07/20/android-101-sideloading-apps/" text:style-name="Internet_20_link" text:visited-style-name="Visited_20_Internet_20_Link"><text:span text:style-name="T1">apps/</text:span></text:a></text:p>
        </text:list-item>
        <text:list-item>
          <text:p text:style-name="P2"><text:span text:style-name="T3">Έρευνα πανεπιστήμιου Cambridge </text:span><text:a xlink:type="simple" xlink:href="https://www.cl.cam.ac.uk/~drt24/papers/spsm-scoring.pdf" text:style-name="Internet_20_link" text:visited-style-name="Visited_20_Internet_20_Link"><text:span text:style-name="T1">https://www.cl.cam.ac.uk/~drt24/papers/spsm-scoring.pdf</text:span></text:a></text:p>
        </text:list-item>
        <text:list-item>
          <text:p text:style-name="P1">Android Security https://source.android.com/security/</text:p>
        </text:list-item>
        <text:list-item>
          <text:p text:style-name="P2"><text:span text:style-name="T3">Λίγα λόγια για το AOSP </text:span><text:a xlink:type="simple" xlink:href="https://www.androidcentral.com/aosp" text:style-name="Internet_20_link" text:visited-style-name="Visited_20_Internet_20_Link"><text:span text:style-name="T1">https://www.androidcentral.com/aosp</text:span></text:a></text:p>
        </text:list-item>
        <text:list-item>
          <text:p text:style-name="P5">Νέες δυνατότητες του <text:span text:style-name="T9">Android </text:span>από την <text:span text:style-name="T9">open source </text:span>κοινότητα <text:a xlink:type="simple" xlink:href="https://www.wired.com/2011/04/cyanogenmod-android/" text:style-name="Internet_20_link" text:visited-style-name="Visited_20_Internet_20_Link">https://www.wired.com/2011/04/cyanogenmod-android/</text:a></text:p>
        </text:list-item>
        <text:list-item>
          <text:p text:style-name="P2"><text:span text:style-name="T3">Linux kernel άρθρο </text:span><text:a xlink:type="simple" xlink:href="https://www.androidcentral.com/android-z-what-kernel" text:style-name="Internet_20_link" text:visited-style-name="Visited_20_Internet_20_Link"><text:span text:style-name="T1">https://www.androidcentral.com/android-z-what-kernel</text:span></text:a></text:p>
        </text:list-item>
        <text:list-item>
          <text:p text:style-name="P2"><text:span text:style-name="T3">ION </text:span><text:a xlink:type="simple" xlink:href="https://github.com/koush/ion/blob/master/README.md" text:style-name="Internet_20_link" text:visited-style-name="Visited_20_Internet_20_Link"><text:span text:style-name="T1">https://github.com/koush/ion/blob/master/README.md</text:span></text:a></text:p>
        </text:list-item>
        <text:list-item>
          <text:p text:style-name="P2"><text:span text:style-name="T3">Αλλαγές στον πυρήνα από την Google <text:s/></text:span><text:a xlink:type="simple" xlink:href="https://www.forbes.com/sites/quora/2013/05/13/what-are-the-major-changes-that-android-made-to-the-linux-kernel/#1e8c7fa27bb6" text:style-name="Internet_20_link" text:visited-style-name="Visited_20_Internet_20_Link">https://www.forbes.com/sites/quora/2013/05/13/what-are-the-major-changes-that-android-made-to-the-linux-kernel/#1e8c7fa27bb6</text:a></text:p>
        </text:list-item>
        <text:list-item>
          <text:p text:style-name="P2"><text:span text:style-name="T3">Android Linux Kernel </text:span><text:a xlink:type="simple" xlink:href="https://source.android.com/devices/architecture/kernel/" text:style-name="Internet_20_link" text:visited-style-name="Visited_20_Internet_20_Link"><text:span text:style-name="T1">https://source.android.com/devices/architecture/kernel/</text:span></text:a></text:p>
        </text:list-item>
        <text:list-item>
          <text:p text:style-name="P2"><text:span text:style-name="T3">Ασφάλεια του kernel </text:span><text:a xlink:type="simple" xlink:href="https://source.android.com/security/overview/kernel-security" text:style-name="Internet_20_link" text:visited-style-name="Visited_20_Internet_20_Link"><text:span text:style-name="T1">https://source.android.com/security/overview/kernel-security</text:span></text:a></text:p>
        </text:list-item>
        <text:list-item>
          <text:p text:style-name="P4">Υλοποίηση <text:span text:style-name="T9">KASLR </text:span><text:a xlink:type="simple" xlink:href="https://android-developers.googleblog.com/2017/08/hardening-kernel-in-android-oreo.html" text:style-name="Internet_20_link" text:visited-style-name="Visited_20_Internet_20_Link">https://android-developers.googleblog.com/2017/08/hardening-kernel-in-android-oreo.html</text:a></text:p>
        </text:list-item>
        <text:list-item>
          <text:p text:style-name="P2"><text:span text:style-name="T3">Hardware Abstraction Layer – HAL </text:span><text:a xlink:type="simple" xlink:href="https://source.android.com/devices/#Hardware%20Abstraction%20Layer" text:style-name="Internet_20_link" text:visited-style-name="Visited_20_Internet_20_Link"><text:span text:style-name="T1">https://source.android.com/devices/#Hardware%20Abstraction%20Layer</text:span></text:a></text:p>
        </text:list-item>
        <text:list-item>
          <text:p text:style-name="P2"><text:span text:style-name="T3">Android runtime – ART </text:span><text:a xlink:type="simple" xlink:href="https://source.android.com/devices/tech/dalvik/" text:style-name="Internet_20_link" text:visited-style-name="Visited_20_Internet_20_Link"><text:span text:style-name="T1">https://source.android.com/devices/tech/dalvik/</text:span></text:a></text:p>
        </text:list-item>
        <text:list-item>
          <text:p text:style-name="P1">Αρχιτεκτονική Android https://developer.android.com/guide/platform/index.html</text:p>
        </text:list-item>
        <text:list-item>
          <text:p text:style-name="P2"><text:span text:style-name="T3">Ιστορικό εκδόσεων Android </text:span><text:a xlink:type="simple" xlink:href="https://www.android.com/history" text:style-name="Internet_20_link" text:visited-style-name="Visited_20_Internet_20_Link"><text:span text:style-name="T1">https://www.android.com/history</text:span></text:a></text:p>
        </text:list-item>
        <text:list-item>
          <text:p text:style-name="P2"><text:span text:style-name="T3">Εκδόσεις Android και χαρακτηριστικά </text:span><text:a xlink:type="simple" xlink:href="http://socialcompare.com/en/comparison/android-versions-comparison" text:style-name="Internet_20_link" text:visited-style-name="Visited_20_Internet_20_Link"><text:span text:style-name="T1">http://socialcompare.com/en/comparison/android-versions-comparison</text:span></text:a></text:p>
        </text:list-item>
        <text:list-item>
          <text:p text:style-name="P2"><text:span text:style-name="T3">Χαρακτηριστικά εφαρμογής </text:span><text:a xlink:type="simple" xlink:href="https://developer.android.com/guide/components/fundamentals.html" text:style-name="Internet_20_link" text:visited-style-name="Visited_20_Internet_20_Link"><text:span text:style-name="T1">https://developer.android.com/guide/components/fundamentals.html</text:span></text:a></text:p>
        </text:list-item>
        <text:list-item>
          <text:p text:style-name="P2"><text:span text:style-name="T3">Κύκλος ζωής ενός activity </text:span><text:a xlink:type="simple" xlink:href="https://developer.android.com/guide/components/activities/activity-lifecycle.html" text:style-name="Internet_20_link" text:visited-style-name="Visited_20_Internet_20_Link"><text:span text:style-name="T1">https://developer.android.com/guide/components/activities/activity-lifecycle.html</text:span></text:a></text:p>
        </text:list-item>
        <text:list-item>
          <text:p text:style-name="P4"><text:span text:style-name="T4">Χαρακτηριστικά εφαρμογής αναλυτικότερα</text:span><text:span text:style-name="T2"> https://www.tutorialspoint.com/android/android_application_components.htm</text:span></text:p>
        </text:list-item>
        <text:list-item>
          <text:p text:style-name="P1">Fragments https://developer.android.com/guide/components/fragments.html</text:p>
        </text:list-item>
        <text:list-item>
          <text:p text:style-name="P1"><text:soft-page-break/>Fragments <text:span text:style-name="T8">ανάλυση https://www.tutorialspoint.com/android/android_fragments.htm</text:span></text:p>
        </text:list-item>
        <text:list-item>
          <text:p text:style-name="P1">Διαδικασίες και Threads https://developer.android.com/guide/components/processes-and-threads.html#Threads</text:p>
        </text:list-item>
        <text:list-item>
          <text:p text:style-name="P2"><text:span text:style-name="T3">Threads </text:span><text:a xlink:type="simple" xlink:href="https://academy.realm.io/posts/android-threading-background-tasks/" text:style-name="Internet_20_link" text:visited-style-name="Visited_20_Internet_20_Link"><text:span text:style-name="T1">https://academy.realm.io/posts/android-threading-background-tasks/</text:span></text:a></text:p>
        </text:list-item>
        <text:list-item>
          <text:p text:style-name="P3"><text:span text:style-name="T3">Περιγραφή αρχείου </text:span><text:span text:style-name="T6">manifest </text:span><text:a xlink:type="simple" xlink:href="https://developer.android.com/guide/topics/manifest/manifest-intro.html" text:style-name="Internet_20_link" text:visited-style-name="Visited_20_Internet_20_Link">https://developer.android.com/guide/topics/manifest/manifest-intro.html</text:a></text:p>
        </text:list-item>
        <text:list-item>
          <text:p text:style-name="P2"><text:span text:style-name="T3">Android Studio διαθέσιμο σε windows,os x και linux </text:span><text:a xlink:type="simple" xlink:href="http://www.redmondpie.com/download-android-studio-ide-for-windows-os-x-and-linux/" text:style-name="Internet_20_link" text:visited-style-name="Visited_20_Internet_20_Link"><text:span text:style-name="T1">http://www.redmondpie.com/download-android-studio-ide-for-windows-os-x-and-linux/</text:span></text:a></text:p>
        </text:list-item>
        <text:list-item>
          <text:p text:style-name="P1">Ανακοίνωση early access έκδοση <text:span text:style-name="T8">του </text:span><text:span text:style-name="T9">Android Studio</text:span> https://android-developers.googleblog.com/2013/05/android-studio-ide-built-for-android.html</text:p>
        </text:list-item>
        <text:list-item>
          <text:p text:style-name="P2"><text:span text:style-name="T6">Android Studio 1.0 </text:span><text:span text:style-name="T5">έκδοση</text:span><text:span text:style-name="T3"> </text:span><text:a xlink:type="simple" xlink:href="https://venturebeat.com/2014/12/08/google-releases-android-studio-1-0-the-first-stable-version-of-its-ide/" text:style-name="Internet_20_link" text:visited-style-name="Visited_20_Internet_20_Link"><text:span text:style-name="T1">https://venturebeat.com/2014/12/08/google-releases-android-studio-1-0-the-first-stable-version-of-its-ide/</text:span></text:a></text:p>
        </text:list-item>
        <text:list-item>
          <text:p text:style-name="P2"><text:span text:style-name="T3">Android Studio αναλυτικά </text:span><text:a xlink:type="simple" xlink:href="https://developer.android.com/studio/intro/index.html" text:style-name="Internet_20_link" text:visited-style-name="Visited_20_Internet_20_Link"><text:span text:style-name="T1">https://developer.android.com/studio/intro/index.html</text:span></text:a></text:p>
        </text:list-item>
        <text:list-item>
          <text:p text:style-name="P2"><text:span text:style-name="T3">Android Emulator </text:span><text:a xlink:type="simple" xlink:href="https://developer.android.com/studio/run/emulator.html" text:style-name="Internet_20_link" text:visited-style-name="Visited_20_Internet_20_Link"><text:span text:style-name="T1">https://developer.android.com/studio/run/emulator.html</text:span></text:a></text:p>
        </text:list-item>
        <text:list-item>
          <text:p text:style-name="P2"><text:span text:style-name="T3">Genymotion Guide https://docs.genymotion.com/pdf/PDF_User_Guide/Genymotion-</text:span><text:span text:style-name="T3">2.11-User-Guide.pdf</text:span></text:p>
        </text:list-item>
        <text:list-item>
          <text:p text:style-name="P2"><text:span text:style-name="T3">Ιστοσελίδα NoSQL </text:span><text:a xlink:type="simple" xlink:href="http://nosql-database.org/" text:style-name="Internet_20_link" text:visited-style-name="Visited_20_Internet_20_Link"><text:span text:style-name="T1">http://nosql-database.org/</text:span></text:a></text:p>
        </text:list-item>
        <text:list-item>
          <text:p text:style-name="P2"><text:span text:style-name="T3">Περιγραφή NoSQL </text:span><text:a xlink:type="simple" xlink:href="http://searchdatamanagement.techtarget.com/definition/NoSQL-Not-Only-SQL" text:style-name="Internet_20_link" text:visited-style-name="Visited_20_Internet_20_Link"><text:span text:style-name="T1">http://searchdatamanagement.techtarget.com/definition/NoSQL-Not-Only-SQL</text:span></text:a></text:p>
        </text:list-item>
        <text:list-item>
          <text:p text:style-name="P2"><text:span text:style-name="T3">Παραπάνω στοιχεία για τις NoSQL βάσεις </text:span><text:a xlink:type="simple" xlink:href="https://www.mongodb.com/nosql-explained" text:style-name="Internet_20_link" text:visited-style-name="Visited_20_Internet_20_Link"><text:span text:style-name="T1">https://www.mongodb.com/nosql-explained</text:span></text:a></text:p>
        </text:list-item>
        <text:list-item>
          <text:p text:style-name="P2"><text:span text:style-name="T3">Περισσότερες πληροφορίες για τις NoSQL βάσεις </text:span><text:a xlink:type="simple" xlink:href="http://basho.com/resources/nosql-databases/" text:style-name="Internet_20_link" text:visited-style-name="Visited_20_Internet_20_Link"><text:span text:style-name="T1">http://basho.com/resources/nosql-databases/</text:span></text:a></text:p>
        </text:list-item>
        <text:list-item>
          <text:p text:style-name="P2"><text:span text:style-name="T5">Δυνατότητες του </text:span><text:span text:style-name="T6">Firebase</text:span><text:span text:style-name="T3"> https://firebase.google.com/products/</text:span></text:p>
        </text:list-item>
        <text:list-item>
          <text:p text:style-name="P2"><text:span text:style-name="T3">Firebase Authentication </text:span><text:a xlink:type="simple" xlink:href="https://firebase.google.com/docs/auth/" text:style-name="Internet_20_link" text:visited-style-name="Visited_20_Internet_20_Link"><text:span text:style-name="T1">https://firebase.google.com/docs/auth/</text:span></text:a></text:p>
        </text:list-item>
        <text:list-item>
          <text:p text:style-name="P2"><text:span text:style-name="T3">Realtime Database Firebase </text:span><text:a xlink:type="simple" xlink:href="https://firebase.google.com/docs/database/" text:style-name="Internet_20_link" text:visited-style-name="Visited_20_Internet_20_Link"><text:span text:style-name="T1">https://firebase.google.com/docs/database/</text:span></text:a></text:p>
        </text:list-item>
        <text:list-item>
          <text:p text:style-name="P2"><text:span text:style-name="T3">BLOB Mysql για αποθήκευση αρχείων </text:span><text:a xlink:type="simple" xlink:href="https://dev.mysql.com/doc/refman/5.7/en/blob.html" text:style-name="Internet_20_link" text:visited-style-name="Visited_20_Internet_20_Link"><text:span text:style-name="T1">https://dev.mysql.com/doc/refman/5.7/en/blob.html</text:span></text:a></text:p>
        </text:list-item>
        <text:list-item>
          <text:p text:style-name="P2"><text:span text:style-name="T3">Αποθηκευτικός χώρος </text:span><text:a xlink:type="simple" xlink:href="https://firebase.google.com/docs/storage/" text:style-name="Internet_20_link" text:visited-style-name="Visited_20_Internet_20_Link"><text:span text:style-name="T1">https://firebase.google.com/docs/storage/</text:span></text:a></text:p>
        </text:list-item>
        <text:list-item>
          <text:p text:style-name="P1">Τι είναι MySQL https://dev.mysql.com/doc/refman/5.7/en/what-is-mysql.html</text:p>
        </text:list-item>
        <text:list-item>
          <text:p text:style-name="P2"><text:span text:style-name="T3">Σύγκριση Firebase και MySQL </text:span><text:a xlink:type="simple" xlink:href="https://db-engines.com/en/system/Firebase+Realtime+Database%3BMySQL" text:style-name="Internet_20_link" text:visited-style-name="Visited_20_Internet_20_Link"><text:span text:style-name="T1">https://db-engines.com/en/system/Firebase+Realtime+Database%3BMySQL</text:span></text:a></text:p>
        </text:list-item>
        <text:list-item>
          <text:p text:style-name="P2"><text:span text:style-name="T3">Σύγκριση Firebase και SQLite </text:span><text:a xlink:type="simple" xlink:href="https://db-engines.com/en/system/Firebase+Realtime+Database%3BSQLite" text:style-name="Internet_20_link" text:visited-style-name="Visited_20_Internet_20_Link"><text:span text:style-name="T1">https://db-engines.com/en/system/Firebase+Realtime+Database%3BSQLite</text:span></text:a></text:p>
        </text:list-item>
        <text:list-item>
          <text:p text:style-name="P1">Σύγκριση Firebase και Couchbase https://db-engines.com/en/system/Firebase+Realtime+Database%3BCouchbase</text:p>
        </text:list-item>
        <text:list-item>
          <text:p text:style-name="P2"><text:span text:style-name="T3">Σύγκριση Firebase και Couchbase </text:span><text:a xlink:type="simple" xlink:href="https://rozdoum.com/blog_articles/items/firebase-vs-couchbase-feel-the-difference.html" text:style-name="Internet_20_link" text:visited-style-name="Visited_20_Internet_20_Link"><text:span text:style-name="T1">https://rozdoum.com/blog_articles/items/firebase-vs-couchbase-feel-the-difference.html</text:span></text:a></text:p>
        </text:list-item>
        <text:list-item>
          <text:p text:style-name="P2"><text:soft-page-break/><text:span text:style-name="T3">Σύγκριση Firebase με MongoDB https://db-engines.com/en/system/Firebase+Realtime+Database%3BMongoDB</text:span><text:span text:style-name="T7"><text:line-break/>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Lucida Sans1" svg:font-family="'Lucida Sans'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2-30T19:13:50.04</meta:creation-date>
    <dc:date>2017-12-30T22:47:40.18</dc:date>
    <meta:editing-duration>PT2H55M9S</meta:editing-duration>
    <meta:editing-cycles>7</meta:editing-cycles>
    <meta:generator>OpenOffice/4.1.4$Win32 OpenOffice.org_project/414m5$Build-9788</meta:generator>
    <meta:document-statistic meta:table-count="0" meta:image-count="0" meta:object-count="0" meta:page-count="4" meta:paragraph-count="69" meta:word-count="397" meta:character-count="6656"/>
  </office:meta>
</office:document-meta>
</file>